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 fo:text-indent="0.25in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Standaard" style:family="paragraph">
      <style:paragraph-properties fo:text-indent="0.25in"/>
      <style:text-properties fo:background-color="#D3D3D3"/>
    </style:style>
    <style:style style:name="P3" style:parent-style-name="Standaard" style:family="paragraph">
      <style:paragraph-properties fo:text-indent="0.25in"/>
    </style:style>
    <style:style style:name="T4" style:parent-style-name="Standaardalinea-lettertype" style:family="text">
      <style:text-properties fo:background-color="#D3D3D3"/>
    </style:style>
    <style:style style:name="T5" style:parent-style-name="Standaardalinea-lettertype" style:family="text">
      <style:text-properties fo:background-color="#D3D3D3"/>
    </style:style>
    <style:style style:name="P6" style:parent-style-name="Standaard" style:family="paragraph">
      <style:paragraph-properties fo:text-indent="0.25in"/>
    </style:style>
    <style:style style:name="P7" style:parent-style-name="Lijstalinea" style:list-style-name="LFO2" style:family="paragraph">
      <style:text-properties fo:background-color="#D3D3D3"/>
    </style:style>
    <style:style style:name="P8" style:parent-style-name="Standaard" style:family="paragraph">
      <style:paragraph-properties fo:margin-left="0.25in">
        <style:tab-stops/>
      </style:paragraph-properties>
    </style:style>
    <style:style style:name="P9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10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11" style:parent-style-name="Standaard" style:family="paragraph">
      <style:paragraph-properties fo:margin-left="0.25in">
        <style:tab-stops/>
      </style:paragraph-properties>
    </style:style>
    <style:style style:name="T12" style:parent-style-name="Standaardalinea-lettertype" style:family="text">
      <style:text-properties fo:background-color="#D3D3D3"/>
    </style:style>
    <style:style style:name="T13" style:parent-style-name="Standaardalinea-lettertype" style:family="text">
      <style:text-properties fo:background-color="#D3D3D3"/>
    </style:style>
    <style:style style:name="T14" style:parent-style-name="Standaardalinea-lettertype" style:family="text">
      <style:text-properties fo:background-color="#D3D3D3"/>
    </style:style>
    <style:style style:name="T15" style:parent-style-name="Standaardalinea-lettertype" style:family="text">
      <style:text-properties fo:background-color="#D3D3D3"/>
    </style:style>
    <style:style style:name="P16" style:parent-style-name="Standaard" style:family="paragraph">
      <style:paragraph-properties fo:margin-left="0.25in">
        <style:tab-stops/>
      </style:paragraph-properties>
    </style:style>
    <style:style style:name="P17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18" style:parent-style-name="Standaard" style:family="paragraph">
      <style:paragraph-properties fo:margin-left="0.25in">
        <style:tab-stops/>
      </style:paragraph-properties>
    </style:style>
    <style:style style:name="T19" style:parent-style-name="Standaardalinea-lettertype" style:family="text">
      <style:text-properties fo:language="en" fo:country="US"/>
    </style:style>
    <style:style style:name="P20" style:parent-style-name="Standaard" style:family="paragraph">
      <style:text-properties fo:language="en" fo:country="US"/>
    </style:style>
    <style:style style:name="P21" style:parent-style-name="Standaard" style:family="paragraph">
      <style:text-properties fo:language="en" fo:country="US"/>
    </style:style>
    <style:style style:name="P22" style:parent-style-name="Standaard" style:family="paragraph">
      <style:text-properties fo:language="en" fo:country="US"/>
    </style:style>
    <style:style style:name="P23" style:parent-style-name="Standaard" style:family="paragraph">
      <style:text-properties fo:language="en" fo:country="US"/>
    </style:style>
    <style:style style:name="P24" style:parent-style-name="Standaard" style:family="paragraph">
      <style:text-properties fo:language="en" fo:country="US"/>
    </style:style>
    <style:style style:name="P25" style:parent-style-name="Standaard" style:family="paragraph">
      <style:text-properties fo:language="en" fo:country="US"/>
    </style:style>
    <style:style style:name="P26" style:parent-style-name="Standaard" style:family="paragraph">
      <style:text-properties fo:language="en" fo:country="US"/>
    </style:style>
    <style:style style:name="P27" style:parent-style-name="Standaard" style:family="paragraph">
      <style:text-properties fo:language="en" fo:country="US"/>
    </style:style>
    <style:style style:name="P28" style:parent-style-name="Standaard" style:family="paragraph">
      <style:text-properties fo:language="en" fo:country="US"/>
    </style:style>
    <style:style style:name="P29" style:parent-style-name="Standaard" style:family="paragraph">
      <style:text-properties fo:language="en" fo:country="US"/>
    </style:style>
    <style:style style:name="P30" style:parent-style-name="Standaard" style:family="paragraph">
      <style:text-properties fo:language="en" fo:country="US"/>
    </style:style>
    <style:style style:name="P31" style:parent-style-name="Standaard" style:family="paragraph">
      <style:text-properties fo:language="en" fo:country="US"/>
    </style:style>
    <style:style style:name="P32" style:parent-style-name="Standaard" style:family="paragraph">
      <style:text-properties fo:language="en" fo:country="US"/>
    </style:style>
    <style:style style:name="P33" style:parent-style-name="Standaard" style:family="paragraph">
      <style:text-properties fo:language="en" fo:country="US"/>
    </style:style>
    <style:style style:name="P34" style:parent-style-name="Standaard" style:family="paragraph">
      <style:text-properties fo:language="en" fo:country="US"/>
    </style:style>
    <style:style style:name="P35" style:parent-style-name="Standaard" style:family="paragraph">
      <style:text-properties fo:language="en" fo:country="US"/>
    </style:style>
    <style:style style:name="P36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37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38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39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40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41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42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43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44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45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46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47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48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49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50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51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52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53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54" style:parent-style-name="Standaard" style:family="paragraph">
      <style:paragraph-properties fo:margin-left="0.25in">
        <style:tab-stops/>
      </style:paragraph-properties>
      <style:text-properties fo:background-color="#D3D3D3" fo:language="en" fo:country="US"/>
    </style:style>
    <style:style style:name="P55" style:parent-style-name="Standaard" style:family="paragraph">
      <style:paragraph-properties fo:margin-left="0.25in">
        <style:tab-stops/>
      </style:paragraph-properties>
    </style:style>
    <style:style style:name="T56" style:parent-style-name="Standaardalinea-lettertype" style:family="text">
      <style:text-properties fo:background-color="#D3D3D3"/>
    </style:style>
    <style:style style:name="T57" style:parent-style-name="Standaardalinea-lettertype" style:family="text">
      <style:text-properties fo:background-color="#D3D3D3"/>
    </style:style>
    <style:style style:name="P58" style:parent-style-name="Standaard" style:family="paragraph">
      <style:paragraph-properties fo:margin-left="0.25in">
        <style:tab-stops/>
      </style:paragraph-properties>
    </style:style>
    <style:style style:name="P59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60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61" style:parent-style-name="Standaard" style:family="paragraph">
      <style:paragraph-properties fo:margin-left="0.25in">
        <style:tab-stops/>
      </style:paragraph-properties>
    </style:style>
    <style:style style:name="T62" style:parent-style-name="Standaardalinea-lettertype" style:family="text">
      <style:text-properties fo:background-color="#D3D3D3"/>
    </style:style>
    <style:style style:name="T63" style:parent-style-name="Standaardalinea-lettertype" style:family="text">
      <style:text-properties fo:background-color="#D3D3D3"/>
    </style:style>
    <style:style style:name="P64" style:parent-style-name="Standaard" style:family="paragraph">
      <style:paragraph-properties fo:margin-left="0.25in">
        <style:tab-stops/>
      </style:paragraph-properties>
    </style:style>
    <style:style style:name="P65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66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67" style:parent-style-name="Standaard" style:family="paragraph">
      <style:paragraph-properties fo:margin-left="0.25in">
        <style:tab-stops/>
      </style:paragraph-properties>
    </style:style>
    <style:style style:name="T68" style:parent-style-name="Standaardalinea-lettertype" style:family="text">
      <style:text-properties fo:background-color="#D3D3D3"/>
    </style:style>
    <style:style style:name="T69" style:parent-style-name="Standaardalinea-lettertype" style:family="text">
      <style:text-properties fo:background-color="#D3D3D3"/>
    </style:style>
    <style:style style:name="T70" style:parent-style-name="Standaardalinea-lettertype" style:family="text">
      <style:text-properties fo:background-color="#D3D3D3"/>
    </style:style>
    <style:style style:name="P71" style:parent-style-name="Standaard" style:family="paragraph">
      <style:paragraph-properties fo:margin-left="0.25in">
        <style:tab-stops/>
      </style:paragraph-properties>
    </style:style>
    <style:style style:name="P72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73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74" style:parent-style-name="Standaard" style:family="paragraph">
      <style:paragraph-properties fo:margin-left="0.25in">
        <style:tab-stops/>
      </style:paragraph-properties>
    </style:style>
    <style:style style:name="T75" style:parent-style-name="Standaardalinea-lettertype" style:family="text">
      <style:text-properties fo:language="en" fo:country="US"/>
    </style:style>
    <style:style style:name="T76" style:parent-style-name="Standaardalinea-lettertype" style:family="text">
      <style:text-properties fo:language="en" fo:country="US"/>
    </style:style>
    <style:style style:name="P77" style:parent-style-name="Standaard" style:family="paragraph">
      <style:text-properties fo:language="en" fo:country="US"/>
    </style:style>
    <style:style style:name="P78" style:parent-style-name="Standaard" style:family="paragraph">
      <style:text-properties fo:language="en" fo:country="US"/>
    </style:style>
    <style:style style:name="P79" style:parent-style-name="Standaard" style:family="paragraph">
      <style:text-properties fo:language="en" fo:country="US"/>
    </style:style>
    <style:style style:name="P80" style:parent-style-name="Standaard" style:family="paragraph">
      <style:text-properties fo:language="en" fo:country="US"/>
    </style:style>
    <style:style style:name="T81" style:parent-style-name="Standaardalinea-lettertype" style:family="text">
      <style:text-properties fo:language="en" fo:country="US"/>
    </style:style>
    <style:style style:name="P82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83" style:parent-style-name="Standaard" style:family="paragraph">
      <style:text-properties fo:language="en" fo:country="US"/>
    </style:style>
    <style:style style:name="P84" style:parent-style-name="Standaard" style:family="paragraph">
      <style:text-properties fo:language="en" fo:country="US"/>
    </style:style>
    <style:style style:name="P85" style:parent-style-name="Standaard" style:family="paragraph">
      <style:text-properties fo:language="en" fo:country="US"/>
    </style:style>
    <style:style style:name="P86" style:parent-style-name="Standaard" style:family="paragraph">
      <style:text-properties fo:language="en" fo:country="US"/>
    </style:style>
    <style:style style:name="P87" style:parent-style-name="Standaard" style:family="paragraph">
      <style:text-properties fo:language="en" fo:country="US"/>
    </style:style>
    <style:style style:name="P88" style:parent-style-name="Standaard" style:family="paragraph">
      <style:text-properties fo:language="en" fo:country="US"/>
    </style:style>
    <style:style style:name="P89" style:parent-style-name="Standaard" style:family="paragraph">
      <style:text-properties fo:language="en" fo:country="US"/>
    </style:style>
    <style:style style:name="P90" style:parent-style-name="Standaard" style:family="paragraph">
      <style:text-properties fo:language="en" fo:country="US"/>
    </style:style>
    <style:style style:name="P91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92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93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94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95" style:parent-style-name="Standaard" style:family="paragraph">
      <style:paragraph-properties>
        <style:tab-stops>
          <style:tab-stop style:type="left" style:position="5.6291in"/>
        </style:tab-stops>
      </style:paragraph-properties>
    </style:style>
    <style:style style:name="T96" style:parent-style-name="Standaardalinea-lettertype" style:family="text">
      <style:text-properties fo:background-color="#D3D3D3"/>
    </style:style>
    <style:style style:name="P97" style:parent-style-name="Standaard" style:family="paragraph">
      <style:paragraph-properties>
        <style:tab-stops>
          <style:tab-stop style:type="left" style:position="5.6291in"/>
        </style:tab-stops>
      </style:paragraph-properties>
    </style:style>
    <style:style style:name="P98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99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100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101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 fo:language="en" fo:country="US"/>
    </style:style>
    <style:style style:name="P102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03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/>
    </style:style>
    <style:style style:name="P104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/>
    </style:style>
    <style:style style:name="P105" style:parent-style-name="Standaard" style:family="paragraph">
      <style:paragraph-properties>
        <style:tab-stops>
          <style:tab-stop style:type="left" style:position="5.6291in"/>
        </style:tab-stops>
      </style:paragraph-properties>
    </style:style>
    <style:style style:name="T106" style:parent-style-name="Standaardalinea-lettertype" style:family="text">
      <style:text-properties fo:font-size="14pt" style:font-size-asian="14pt" style:font-size-complex="14pt"/>
    </style:style>
    <style:style style:name="T107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108" style:parent-style-name="Standaardalinea-lettertype" style:family="text">
      <style:text-properties fo:font-size="14pt" style:font-size-asian="14pt" style:font-size-complex="14pt"/>
    </style:style>
    <style:style style:name="T109" style:parent-style-name="Standaardalinea-lettertype" style:family="text">
      <style:text-properties fo:font-size="14pt" style:font-size-asian="14pt" style:font-size-complex="14pt"/>
    </style:style>
    <style:style style:name="T110" style:parent-style-name="Standaardalinea-lettertype" style:family="text">
      <style:text-properties fo:font-size="14pt" style:font-size-asian="14pt" style:font-size-complex="14pt"/>
    </style:style>
    <style:style style:name="P111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/>
    </style:style>
    <style:style style:name="P112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13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14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115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116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117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118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19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20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21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22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23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24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25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/>
    </style:style>
    <style:style style:name="P126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/>
    </style:style>
    <style:style style:name="P127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128" style:parent-style-name="Standaard" style:family="paragraph">
      <style:paragraph-properties>
        <style:tab-stops>
          <style:tab-stop style:type="left" style:position="5.6291in"/>
        </style:tab-stops>
      </style:paragraph-properties>
    </style:style>
    <style:style style:name="T129" style:parent-style-name="Standaardalinea-lettertype" style:family="text">
      <style:text-properties fo:language="en" fo:country="US"/>
    </style:style>
    <style:style style:name="P130" style:parent-style-name="Standaard" style:family="paragraph">
      <style:text-properties fo:language="en" fo:country="US"/>
    </style:style>
    <style:style style:name="P131" style:parent-style-name="Standaard" style:family="paragraph">
      <style:text-properties fo:language="en" fo:country="US"/>
    </style:style>
    <style:style style:name="P132" style:parent-style-name="Standaard" style:family="paragraph">
      <style:text-properties fo:language="en" fo:country="US"/>
    </style:style>
    <style:style style:name="P133" style:parent-style-name="Standaard" style:family="paragraph">
      <style:text-properties fo:language="en" fo:country="US"/>
    </style:style>
    <style:style style:name="P134" style:parent-style-name="Standaard" style:family="paragraph">
      <style:text-properties fo:language="en" fo:country="US"/>
    </style:style>
    <style:style style:name="P135" style:parent-style-name="Standaard" style:family="paragraph">
      <style:text-properties fo:language="en" fo:country="US"/>
    </style:style>
    <style:style style:name="P136" style:parent-style-name="Standaard" style:family="paragraph">
      <style:text-properties fo:language="en" fo:country="US"/>
    </style:style>
    <style:style style:name="P137" style:parent-style-name="Standaard" style:family="paragraph">
      <style:text-properties fo:language="en" fo:country="US"/>
    </style:style>
    <style:style style:name="P138" style:parent-style-name="Standaard" style:family="paragraph">
      <style:text-properties fo:language="en" fo:country="US"/>
    </style:style>
    <style:style style:name="P139" style:parent-style-name="Standaard" style:family="paragraph">
      <style:text-properties fo:language="en" fo:country="US"/>
    </style:style>
    <style:style style:name="P140" style:parent-style-name="Standaard" style:family="paragraph">
      <style:text-properties fo:language="en" fo:country="US"/>
    </style:style>
    <style:style style:name="P141" style:parent-style-name="Standaard" style:family="paragraph">
      <style:text-properties fo:language="en" fo:country="US"/>
    </style:style>
    <style:style style:name="P142" style:parent-style-name="Standaard" style:family="paragraph">
      <style:text-properties fo:language="en" fo:country="US"/>
    </style:style>
    <style:style style:name="P143" style:parent-style-name="Standaard" style:family="paragraph">
      <style:text-properties fo:language="en" fo:country="US"/>
    </style:style>
    <style:style style:name="P144" style:parent-style-name="Standaard" style:family="paragraph">
      <style:text-properties fo:language="en" fo:country="US"/>
    </style:style>
    <style:style style:name="P145" style:parent-style-name="Standaard" style:family="paragraph">
      <style:text-properties fo:language="en" fo:country="US"/>
    </style:style>
    <style:style style:name="P146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47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48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49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50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51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52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53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54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55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56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57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58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59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60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61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62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63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64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65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66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67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/>
    </style:style>
    <style:style style:name="P168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/>
    </style:style>
    <style:style style:name="P169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170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171" style:parent-style-name="Standaard" style:family="paragraph">
      <style:paragraph-properties>
        <style:tab-stops>
          <style:tab-stop style:type="left" style:position="5.6291in"/>
        </style:tab-stops>
      </style:paragraph-properties>
    </style:style>
    <style:style style:name="P172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73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background-color="#D3D3D3" fo:language="en" fo:country="US"/>
    </style:style>
    <style:style style:name="P174" style:parent-style-name="Standaard" style:family="paragraph">
      <style:paragraph-properties>
        <style:tab-stops>
          <style:tab-stop style:type="left" style:position="5.6291in"/>
        </style:tab-stops>
      </style:paragraph-properties>
    </style:style>
    <style:style style:name="T175" style:parent-style-name="Standaardalinea-lettertype" style:family="text">
      <style:text-properties fo:background-color="#D3D3D3" fo:language="en" fo:country="US"/>
    </style:style>
    <style:style style:name="P176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177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178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language="en" fo:country="US"/>
    </style:style>
    <style:style style:name="P179" style:parent-style-name="Standaard" style:family="paragraph">
      <style:paragraph-properties>
        <style:tab-stops>
          <style:tab-stop style:type="left" style:position="5.6291in"/>
        </style:tab-stops>
      </style:paragraph-properties>
      <style:text-properties fo:font-weight="bold" style:font-weight-asian="bold" style:font-weight-complex="bold" fo:font-size="16pt" style:font-size-asian="16pt" style:font-size-complex="16pt" fo:language="en" fo:country="US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CURL</text:p>
      <text:p text:style-name="P2"/>
      <text:p text:style-name="P3"><text:span text:style-name="T4">1.<text:s/></text:span><text:span text:style-name="T5">Toon al de publieke projecten.</text:span></text:p>
      <text:p text:style-name="Standaard"/>
      <text:p text:style-name="P6">curl<text:s/><text:a xlink:href="https://projektwerk.ucll.be/projects.json" office:target-frame-name="_top" xlink:show="replace"><text:span text:style-name="Hyperlink">https://projektwerk.ucll.be/projects.json</text:span></text:a></text:p>
      <text:p text:style-name="Standaard"/>
      <text:list text:style-name="LFO2" text:continue-numbering="true">
        <text:list-item>
          <text:p text:style-name="P7">Toon al de projecten waar jij toegang tot hebt.</text:p>
        </text:list-item>
      </text:list>
      <text:p text:style-name="P8"/>
      <text:p text:style-name="P9">curl https://projektwerk.ucll.be/projects.json -H "X-Redmine-API-Key:<text:s/>xxx"</text:p>
      <text:p text:style-name="P10"/>
      <text:p text:style-name="P11"><text:span text:style-name="T12">3.a.<text:s/></text:span><text:span text:style-name="T13">Maak een issue aan in het speeltuin projekt. Je kan het aan jezelf of een</text:span><text:span text:style-name="T14"><text:s/></text:span><text:span text:style-name="T15">groepsgenoot toewijzen.</text:span></text:p>
      <text:p text:style-name="P16"/>
      <text:p text:style-name="P17">curl -v -H "Content-Type: application/xml" -X POST --data-binary "@issue.xml" -H "X-Redmine-API-Key:<text:s/>xxx" projektwerk.ucll.be/projects/speeltuin/issues.xml</text:p>
      <text:p text:style-name="P18"><text:span text:style-name="T19"><draw:frame draw:z-index="251659264" draw:id="id0" draw:style-name="a0" draw:name="Tekstvak 1" text:anchor-type="paragraph" svg:x="0.24776in" svg:y="0.19865in" svg:width="5.82083in" svg:height="3.65556in" style:rel-width="scale" style:rel-height="scale"><draw:text-box><text:p text:style-name="P20">&lt;?xml version="1.0" encoding="ISO-8859-1" ?&gt;</text:p><text:p text:style-name="P21">&lt;issue&gt;</text:p><text:p text:style-name="P22"><text:s text:c="2"/>&lt;subject&gt;Changed title<text:s/>&lt;/subject&gt;</text:p><text:p text:style-name="P23"><text:s text:c="2"/>&lt;project_id&gt;2&lt;/project_id&gt;</text:p><text:p text:style-name="P24"><text:s text:c="2"/>&lt;tracker_id&gt;669&lt;/tracker_id&gt;</text:p><text:p text:style-name="P25"><text:s text:c="2"/>&lt;assigned_to_id&gt;2560&lt;/assigned_to_id&gt;</text:p><text:p text:style-name="P26">&lt;custom_fields type="array"&gt;</text:p><text:p text:style-name="P27"><text:s text:c="4"/>&lt;custom_field&gt;</text:p><text:p text:style-name="P28"><text:s text:c="6"/>&lt;id&gt;669&lt;/id&gt;</text:p><text:p text:style-name="P29"><text:s text:c="6"/>&lt;value&gt;Fixed&lt;/value&gt;</text:p><text:p text:style-name="P30"><text:s text:c="4"/>&lt;/custom_field&gt;</text:p><text:p text:style-name="P31"><text:s text:c="4"/>&lt;custom_field&gt;</text:p><text:p text:style-name="P32"><text:s text:c="6"/>&lt;id&gt;669&lt;/id&gt;</text:p><text:p text:style-name="P33"><text:s text:c="6"/>&lt;value&gt;0.8.2&lt;/value&gt;</text:p><text:p text:style-name="P34"><text:s text:c="4"/>&lt;/custom_field&gt;</text:p><text:p text:style-name="P35"><text:s text:c="2"/>&lt;/custom_fields&gt;</text:p><text:p text:style-name="Standaard">&lt;/issue&gt;</text:p></draw:text-box><svg:title/><svg:desc/></draw:frame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<text:span text:style-name="T56">3.b</text:span><text:span text:style-name="T57">. <text:s/>Pas het issue, dat je net gemaakt hebt, aan.</text:span></text:p>
      <text:p text:style-name="P58"/>
      <text:p text:style-name="P59">curl -v -H "Content-Type: application/xml" -X PUT --data-binary "@issue.xml" -H "X-Redmine-API-Key:<text:s/>xxx" projektwerk.ucll.be/issues/2756.xml</text:p>
      <text:p text:style-name="P60"/>
      <text:p text:style-name="P61"><text:span text:style-name="T62">3.c</text:span><text:span text:style-name="T63">. Verwijder het issue, dat je net gemaakt hebt</text:span></text:p>
      <text:p text:style-name="P64"><text:tab/></text:p>
      <text:p text:style-name="P65">curl -v -X DELETE -H "X-Redmine-API-Key:<text:s/>xxx" projektwerk.ucll.be/issues/2757.xml</text:p>
      <text:p text:style-name="P66"/>
      <text:p text:style-name="P67"><text:span text:style-name="T68">4</text:span><text:span text:style-name="T69">.</text:span><text:span text:style-name="T70"><text:s/>Nu voor echt. Maak een issue aan in je groepsproject. Namelijk je taak van vorige week.</text:span></text:p>
      <text:p text:style-name="P71"/>
      <text:p text:style-name="P72">curl -v -H "Content-Type: application/json" -H "X-Redmine-API-Key:<text:s/>xxx" -X POST --data-binary "@issue.json" https://projektwerk.ucll.be/projects/soa_herst22_brecht_and_co/issues.json</text:p>
      <text:p text:style-name="P73"/>
      <text:p text:style-name="P74"><text:span text:style-name="T75"><draw:frame draw:z-index="251661312" draw:id="id1" draw:style-name="a1" draw:name="Tekstvak 2" text:anchor-type="paragraph" svg:x="0.2875in" svg:y="0.20208in" svg:width="5.82083in" svg:height="2.23819in" style:rel-width="scale" style:rel-height="scale"><draw:text-box><text:p text:style-name="Standaard">{</text:p><text:p text:style-name="Standaard"><text:s/>"issue": {</text:p><text:p text:style-name="Standaard"><text:s/>"subject": "Laurens verkennings opdracht",</text:p><text:p text:style-name="Standaard"><text:s/><text:span text:style-name="T76">"description": "verkkening",</text:span></text:p><text:p text:style-name="P77"><text:s/>"assigned_to_id": 2560,</text:p><text:p text:style-name="P78"><text:s/>"start_date": "2022-10-17",</text:p><text:p text:style-name="P79"><text:s/>"due_date": "2022-10-17",</text:p><text:p text:style-name="P80"><text:s/>"estimated_hours": 1</text:p><text:p text:style-name="Standaard"><text:span text:style-name="T81"><text:s/></text:span>}</text:p><text:p text:style-name="Standaard">}</text:p></draw:text-box><svg:title/><svg:desc/></draw:frame></text:span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><text:tab/></text:p>
      <text:p text:style-name="P92"/>
      <text:p text:style-name="P93"/>
      <text:p text:style-name="P94"/>
      <text:p text:style-name="P95"><text:span text:style-name="T96">5. Werk de status van deze taak gepast bij indien van toepassing.</text:span></text:p>
      <text:p text:style-name="P97"/>
      <text:p text:style-name="P98">curl -v -H "Content-Type: application/json" -H "X-Redmine-API-Key:<text:s/>xxx" -X PUT --data-binary "@issue.json" https://projektwerk.ucll.be/issues/2881.json</text:p>
      <text:p text:style-name="P99"/>
      <text:p text:style-name="P100"/>
      <text:p text:style-name="P101">Swagger</text:p>
      <text:p text:style-name="P102"/>
      <text:p text:style-name="P103">1. CORS beschikbaar en bruikbaar door swagger-ui van de api?<text:s/></text:p>
      <text:p text:style-name="P104"/>
      <text:p text:style-name="P105"><text:span text:style-name="T106">Ja,<text:s/></text:span><text:span text:style-name="T107">access-control-allow-origin<text:s/></text:span><text:span text:style-name="T108">heeft<text:s/></text:span><text:span text:style-name="T109">* als waarde</text:span><text:span text:style-name="T110">. Swagger kan dus verzoeken ontvangen en sturen naar andere domeinen dan localhost.<text:s/></text:span></text:p>
      <text:p text:style-name="P111"/>
      <text:p text:style-name="P112">2. Opvragen data<text:s/></text:p>
      <text:p text:style-name="P113"/>
      <text:p text:style-name="P114">curl -X GET https://petstore.swagger.io/v2/pet/findByStatus?status=available -H 'accept: application/json'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soft-page-break/>
      <text:p text:style-name="P125">3.<text:s/>Aanmaken data (eventueel via api-sleutel)<text:s/></text:p>
      <text:p text:style-name="P126"/>
      <text:p text:style-name="P127">curl -X POST https://petstore.swagger.io/v2/pet -H 'accept: application/json' -H 'Content-Type: application/json' -H 'apikey:<text:s/>xxx' --data-binary "@data.json"</text:p>
      <text:p text:style-name="P128"><text:span text:style-name="T129"><draw:frame draw:z-index="251662336" draw:id="id2" draw:style-name="a2" draw:name="Tekstvak 3" text:anchor-type="paragraph" svg:x="0.02523in" svg:y="0.19931in" svg:width="6.2125in" svg:height="3.85139in" style:rel-width="scale" style:rel-height="scale"><draw:text-box><text:p text:style-name="P130">{</text:p><text:p text:style-name="P131"><text:s text:c="4"/>"id": 0,</text:p><text:p text:style-name="P132"><text:s text:c="4"/>"category": {</text:p><text:p text:style-name="P133"><text:s text:c="8"/>"id": 0,</text:p><text:p text:style-name="P134"><text:s text:c="8"/>"name": "string"</text:p><text:p text:style-name="P135"><text:s text:c="4"/>},</text:p><text:p text:style-name="P136"><text:s text:c="4"/>"name": "Bert",</text:p><text:p text:style-name="P137"><text:s text:c="4"/>"photoUrls": [ <text:s text:c="3"/>"https://www.google.com/url?sa=i&amp;url=https%3A%2F%2Fwww.medicalnewstoday.com%2Farticles%2F322868&amp;psig=AOvVaw1Tl0y4gCqR17R5ha9DxEQm&amp;ust=1666102443942000&amp;source=images&amp;cd=vfe&amp;ved=0CA0QjRxqFwoTCICMtbS55_oCFQAAAAAdAAAAABAE"</text:p><text:p text:style-name="P138"><text:s text:c="4"/>],</text:p><text:p text:style-name="P139"><text:s text:c="4"/>"tags": [</text:p><text:p text:style-name="P140"><text:s text:c="8"/>{</text:p><text:p text:style-name="P141"><text:s text:c="12"/>"id": 0,</text:p><text:p text:style-name="P142"><text:s text:c="12"/>"name": "string"</text:p><text:p text:style-name="P143"><text:s text:c="8"/>}</text:p><text:p text:style-name="P144"><text:s text:c="4"/>],</text:p><text:p text:style-name="P145"><text:s text:c="4"/>"status": "available"</text:p><text:p text:style-name="Standaard">}</text:p></draw:text-box><svg:title/><svg:desc/></draw:frame></text:span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>4.<text:s/>Aanpassen data (eventueel via api-sleutel)</text:p>
      <text:p text:style-name="P168"/>
      <text:p text:style-name="P169">curl -X PUT https://petstore.swagger.io/v2/pet -H 'accept: application/json' -H 'Content-Type: application/json' -H 'apikey: special-key' --data-binary "@data.json"</text:p>
      <text:p text:style-name="P170"/>
      <text:p text:style-name="P171"><draw:frame draw:z-index="251663360" draw:id="id3" draw:style-name="a3" draw:name="Tekstvak 4" text:anchor-type="paragraph" svg:x="0.02523in" svg:y="0.02384in" svg:width="6.25903in" svg:height="0.34236in" style:rel-width="scale" style:rel-height="scale"><draw:text-box><text:p text:style-name="Standaard">{"id":1110,"status":"sold"}</text:p></draw:text-box><svg:title/><svg:desc/></draw:frame></text:p>
      <text:p text:style-name="P172"/>
      <text:p text:style-name="P173"/>
      <text:p text:style-name="P174"><text:span text:style-name="T175">5. Verwijderen data (eventueel via api-sleutel)</text:span></text:p>
      <text:p text:style-name="P176"/>
      <text:p text:style-name="P177">curl -X DELETE https://petstore.swagger.io/v2/pet/1110 -H 'accept: application/json' -H 'apikey:<text:s/>xxx</text:p>
      <text:p text:style-name="P178"/>
      <text:p text:style-name="P1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Koptekst"/>
      </style:header>
      <style:footer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urens Wissels</meta:initial-creator>
    <dc:creator>Laurens Wissels</dc:creator>
    <meta:creation-date>2022-10-17T14:23:00Z</meta:creation-date>
    <dc:date>2022-10-17T14:23:00Z</dc:date>
    <meta:template xlink:href="Normal.dotm" xlink:type="simple"/>
    <meta:editing-cycles>2</meta:editing-cycles>
    <meta:editing-duration>PT60S</meta:editing-duration>
    <meta:document-statistic meta:page-count="3" meta:paragraph-count="4" meta:word-count="359" meta:character-count="2332" meta:row-count="16" meta:non-whitespace-character-count="1977"/>
  </office:meta>
</office:document-meta>
</file>